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/>
    </style:style>
    <style:style style:name="P2" style:family="paragraph" style:parent-style-name="Standard">
      <style:paragraph-properties fo:line-height="150%"/>
      <style:text-properties style:font-name="Arial" officeooo:rsid="000a5803" officeooo:paragraph-rsid="000a5803"/>
    </style:style>
    <style:style style:name="P3" style:family="paragraph" style:parent-style-name="Standard" style:list-style-name="L1">
      <style:paragraph-properties fo:line-height="150%"/>
      <style:text-properties style:font-name="Arial" officeooo:rsid="000a5803" officeooo:paragraph-rsid="000a5803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20pt" fo:font-weight="normal" officeooo:rsid="000a5803" officeooo:paragraph-rsid="000bdc34" style:font-size-asian="20pt" style:font-weight-asian="normal" style:font-size-complex="20pt" style:font-weight-complex="normal"/>
    </style:style>
    <style:style style:name="T1" style:family="text">
      <style:text-properties officeooo:rsid="000bdc3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1">Notizen zu den ersten 40 Seiten</text:span></text:p>
      <text:list xml:id="list8884036148626884806" text:style-name="L1">
        <text:list-item>
          <text:p text:style-name="P3">Das Imperativ des menschl. Überlebens</text:p>
        </text:list-item>
        <text:list-item>
          <text:p text:style-name="P3">Kritik an der Utopie</text:p>
        </text:list-item>
        <text:list-item>
          <text:p text:style-name="P3">S. 15 1-3 Grundannahmen</text:p>
        </text:list-item>
        <text:list-item>
          <text:p text:style-name="P3">S.22</text:p>
        </text:list-item>
        <text:list-item>
          <text:p text:style-name="P3">Durch die weitreichende Verkettung von Kausalitäten, wird Wissen zu einem einem impliziten Bestandteil des ethischen Handelns selber, was zuvor nach Kant allen offen stand. (S. 24)</text:p>
        </text:list-item>
        <text:list-item>
          <text:p text:style-name="P3">Gerade das Eindringen der zeitlichen Komponente erwirkt komplexe, neue Anforderungen.</text:p>
        </text:list-item>
        <text:list-item>
          <text:p text:style-name="P3">Aufsetzen auf bestehende Ethik</text:p>
        </text:list-item>
        <text:list-item>
          <text:p text:style-name="P3">Wie ist mit Emergenz in der Verantwortungsethik umzugehen?</text:p>
        </text:list-item>
        <text:list-item>
          <text:p text:style-name="P3">Man kann nicht davon ausgehen, dass Dinge in de Zukuft, also nach gewissen Veränderungen/Aktionen noch gleich erscheinen, nach gleichen Gesetzmäßigkeiten verhalten und darauf fußende Entscheidungen gleich getroffen werden.</text:p>
        </text:list-item>
        <text:list-item>
          <text:p text:style-name="P3">Anerkennung der Unwissenheit</text:p>
        </text:list-item>
        <text:list-item>
          <text:p text:style-name="P3">Ist das Einverlangen von Wissen und Prognosen an sich anzustreben? Oder bräuchte es ein flexibles System welches Fehler abschwächt? Oder Beides?</text:p>
        </text:list-item>
        <text:list-item>
          <text:p text:style-name="P3">Moralisches Eigenrecht der Natur?</text:p>
        </text:list-item>
        <text:list-item>
          <text:p text:style-name="P3">„dass die Naturwissenschaft nicht die ganze Wahrheit über die Natur aussagt“ S. 30</text:p>
        </text:list-item>
        <text:list-item>
          <text:p text:style-name="P3">S. 31</text:p>
        </text:list-item>
        <text:list-item>
          <text:p text:style-name="P3">Kritik an der wachsenden Überlegenheit einer Seite der menschlichen Natur (S. 32)</text:p>
        </text:list-item>
        <text:list-item>
          <text:p text:style-name="P3">Technologie nicht mehr nur Neutral zum Zwecke dienlich, sondern Selbstzweck.</text:p>
        </text:list-item>
        <text:list-item>
          <text:p text:style-name="P3">Altes Imperativ von Kant wird von neuen abgelöst, welches sich weg vom Individuum hin zu Politik wendet. (S. 35)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eseman </meta:initial-creator>
    <meta:creation-date>2013-04-07T23:09:47</meta:creation-date>
    <meta:generator>LibreOffice/4.0.1.2$Linux_X86_64 LibreOffice_project/84102822e3d61eb989ddd325abf1ac077904985</meta:generator>
    <dc:date>2013-04-17T20:59:07</dc:date>
    <dc:creator>cheeseman </dc:creator>
    <meta:editing-duration>PT7S</meta:editing-duration>
    <meta:editing-cycles>3</meta:editing-cycles>
    <meta:document-statistic meta:table-count="0" meta:image-count="0" meta:object-count="0" meta:page-count="1" meta:paragraph-count="18" meta:word-count="197" meta:character-count="1293" meta:non-whitespace-character-count="1131"/>
  </office:meta>
</office:document-meta>
</file>